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B2C1419F890F684D.png" manifest:media-type="image/png"/>
  <manifest:file-entry manifest:full-path="Pictures/10024DA10000844B00004A6ABD97935C5AF8AF4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Secular One" svg:font-family="'Secular O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afdde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r2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2a6099" loext:opacity="100%" style:font-name="Secular One" fo:font-size="44pt" style:font-size-asian="44pt" style:font-size-complex="44pt"/>
    </style:style>
    <style:style style:name="T1" style:family="text">
      <style:text-properties style:font-name="Secular One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999cm" svg:height="15.748cm" svg:x="0.001cm" svg:y="0.001cm">
          <draw:image xlink:href="Pictures/10024DA10000844B00004A6ABD97935C5AF8AF45.svg" xlink:type="simple" xlink:show="embed" xlink:actuate="onLoad" draw:mime-type="image/svg+xml">
            <text:p/>
          </draw:image>
          <draw:image xlink:href="Pictures/10000201000003AF00000212B2C1419F890F684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32">
        <office:forms form:automatic-focus="false" form:apply-design-mode="false"/>
        <draw:frame presentation:style-name="pr2" draw:text-style-name="P3" draw:layer="layout" svg:width="25.199cm" svg:height="12.19cm" svg:x="1.401cm" svg:y="1.78cm" presentation:class="subtitle" presentation:user-transformed="true">
          <draw:text-box>
            <text:p><text:span text:style-name="T1">PRIMERAS PRUEBA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Secular One" svg:font-family="'Secular O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2" draw:display-name="Puntas de flecha 12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3" draw:display-name="Puntas de flecha 3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7-19T12:38:29.412554227</meta:creation-date>
    <meta:generator>LibreOffice/7.0.2.2$Linux_X86_64 LibreOffice_project/00$Build-2</meta:generator>
    <dc:date>2020-10-09T11:27:53.453938042</dc:date>
    <meta:editing-duration>PT6H3M56S</meta:editing-duration>
    <meta:editing-cycles>100</meta:editing-cycles>
    <meta:document-statistic meta:object-count="27"/>
  </office:meta>
</office:document-meta>
</file>